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6" style:family="table">
      <style:table-properties style:width="17.013cm" fo:margin-left="0cm" fo:margin-right="-0.012cm" table:align="margins" style:writing-mode="lr-tb"/>
    </style:style>
    <style:style style:name="表6.A" style:family="table-column">
      <style:table-column-properties style:column-width="0.898cm" style:rel-column-width="3458*"/>
    </style:style>
    <style:style style:name="表6.B" style:family="table-column">
      <style:table-column-properties style:column-width="3.441cm" style:rel-column-width="13256*"/>
    </style:style>
    <style:style style:name="表6.C" style:family="table-column">
      <style:table-column-properties style:column-width="12.674cm" style:rel-column-width="48821*"/>
    </style:style>
    <style:style style:name="表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.C1" style:family="table-cell">
      <style:table-cell-properties fo:padding="0.097cm" fo:border="0.002cm solid #000000"/>
    </style:style>
    <style:style style:name="表6.A2" style:family="table-cell">
      <style:table-cell-properties fo:padding="0.097cm" fo:border-left="0.002cm solid #000000" fo:border-right="none" fo:border-top="none" fo:border-bottom="0.002cm solid #000000"/>
    </style:style>
    <style:style style:name="表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3pt" fo:font-style="normal" style:text-underline-style="none" fo:font-weight="normal" style:text-blinking="false" fo:background-color="transparent"/>
    </style:style>
    <style:style style:name="P2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P3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9900" style:text-line-through-style="none" style:font-name="Arial1" fo:font-size="18pt" fo:font-style="normal" style:text-underline-style="none" fo:font-weight="normal" style:text-blinking="false" fo:background-color="#ffe599" style:font-size-asian="18pt" style:font-size-complex="18pt"/>
    </style:style>
    <style:style style:name="P4" style:family="paragraph" style:parent-style-name="Standard">
      <style:paragraph-properties fo:margin-top="0cm" fo:margin-bottom="0cm" fo:line-height="168%" style:writing-mode="lr-tb"/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P5" style:family="paragraph" style:parent-style-name="Table_20_Contents">
      <style:text-properties fo:font-size="14pt" style:font-size-asian="14pt" style:font-size-complex="14pt"/>
    </style:style>
    <style:style style:name="P6" style:family="paragraph" style:parent-style-name="Table_20_Contents">
      <style:text-properties fo:font-size="14pt" style:font-size-asian="14pt" style:language-asian="ja" style:country-asian="JP" style:font-size-complex="14pt"/>
    </style:style>
    <style:style style:name="P7" style:family="paragraph" style:parent-style-name="Table_20_Contents" style:list-style-name="L1">
      <style:text-properties fo:font-size="14pt" style:font-size-asian="14pt" style:language-asian="ja" style:country-asian="JP" style:font-size-complex="14pt"/>
    </style:style>
    <style:style style:name="P8" style:family="paragraph" style:parent-style-name="Table_20_Contents" style:list-style-name="L9">
      <style:text-properties fo:font-size="14pt" style:font-size-asian="14pt" style:language-asian="ja" style:country-asian="JP" style:font-size-complex="14pt"/>
    </style:style>
    <style:style style:name="P9" style:family="paragraph" style:parent-style-name="Table_20_Contents" style:list-style-name="L10">
      <style:text-properties fo:font-size="14pt" style:font-size-asian="14pt" style:language-asian="ja" style:country-asian="JP" style:font-size-complex="14pt"/>
    </style:style>
    <style:style style:name="P10" style:family="paragraph" style:parent-style-name="Table_20_Contents" style:list-style-name="L11">
      <style:text-properties fo:font-size="14pt" style:font-size-asian="14pt" style:language-asian="ja" style:country-asian="JP" style:font-size-complex="14pt"/>
    </style:style>
    <style:style style:name="P11" style:family="paragraph" style:parent-style-name="Table_20_Contents" style:list-style-name="L12">
      <style:text-properties fo:font-size="14pt" style:font-size-asian="14pt" style:language-asian="ja" style:country-asian="JP" style:font-size-complex="14pt"/>
    </style:style>
    <style:style style:name="P12" style:family="paragraph" style:parent-style-name="Table_20_Contents" style:list-style-name="L13">
      <style:text-properties fo:font-size="14pt" style:font-size-asian="14pt" style:language-asian="ja" style:country-asian="JP" style:font-size-complex="14pt"/>
    </style:style>
    <style:style style:name="P13" style:family="paragraph" style:parent-style-name="Table_20_Contents">
      <style:text-properties fo:font-size="14pt" fo:background-color="#99ccff" style:font-size-asian="14pt" style:font-size-complex="14pt"/>
    </style:style>
    <style:style style:name="P14" style:family="paragraph" style:parent-style-name="Table_20_Contents">
      <style:text-properties fo:font-size="14pt" fo:background-color="#99ccff" style:font-size-asian="14pt" style:language-asian="ja" style:country-asian="JP" style:font-size-complex="14pt"/>
    </style:style>
    <style:style style:name="P15" style:family="paragraph" style:parent-style-name="Table_20_Contents" style:list-style-name="L8">
      <style:text-properties style:language-asian="ja" style:country-asian="JP"/>
    </style:style>
    <style:style style:name="P16" style:family="paragraph" style:parent-style-name="Table_20_Contents" style:list-style-name="L8"/>
    <style:style style:name="T1" style:family="text">
      <style:text-properties fo:font-size="14pt" style:font-size-asian="14pt" style:language-asian="ja" style:country-asian="JP" style:font-size-complex="14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style:language-asian="ja" style:country-asian="JP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[20190925_095618]</text:p>
      <text:p text:style-name="P2"/>
      <table:table table:name="表6" table:style-name="表6">
        <table:table-column table:style-name="表6.A"/>
        <table:table-column table:style-name="表6.B"/>
        <table:table-column table:style-name="表6.C"/>
        <table:table-row>
          <table:table-cell table:style-name="表6.A1" office:value-type="string">
            <text:p text:style-name="P5"/>
          </table:table-cell>
          <table:table-cell table:style-name="表6.A1" office:value-type="string">
            <text:p text:style-name="P13">日程</text:p>
          </table:table-cell>
          <table:table-cell table:style-name="表6.C1" office:value-type="string">
            <text:p text:style-name="P6">9/21土, 9/22日</text:p>
            <text:list xml:id="list8844489704101661977" text:style-name="L1">
              <text:list-item>
                <text:p text:style-name="P7">9/21 １２時頃か、到着</text:p>
              </text:list-item>
              <text:list-item>
                <text:p text:style-name="P7">9/22 １時半過ぎぐらい、出発</text:p>
              </text:list-item>
            </text:list>
          </table:table-cell>
        </table:table-row>
        <table:table-row>
          <table:table-cell table:style-name="表6.A2" office:value-type="string">
            <text:p text:style-name="P5"/>
          </table:table-cell>
          <table:table-cell table:style-name="表6.A2" office:value-type="string">
            <text:p text:style-name="P13">来客</text:p>
          </table:table-cell>
          <table:table-cell table:style-name="表6.C2" office:value-type="string">
            <text:list xml:id="list3275603524058191693" text:style-name="L8">
              <text:list-item>
                <text:p text:style-name="P16"><text:span text:style-name="T1">無料塾を運営している団体。</text:span></text:p>
              </text:list-item>
              <text:list-item>
                <text:p text:style-name="P15"><text:span text:style-name="T2">７名。２０前後の、若者たち。４名か、年配の人たち。</text:span></text:p>
              </text:list-item>
              <text:list-item>
                <text:p text:style-name="P15"><text:span text:style-name="T2">女性は、１名。大学に席を置いている人。</text:span></text:p>
              </text:list-item>
            </text:list>
          </table:table-cell>
        </table:table-row>
        <table:table-row>
          <table:table-cell table:style-name="表6.A2" office:value-type="string">
            <text:p text:style-name="P5"/>
          </table:table-cell>
          <table:table-cell table:style-name="表6.A2" office:value-type="string">
            <text:p text:style-name="P13">天気</text:p>
          </table:table-cell>
          <table:table-cell table:style-name="表6.C2" office:value-type="string">
            <text:list xml:id="list9124247378144594021" text:style-name="L9">
              <text:list-item>
                <text:p text:style-name="P8">晴れ。雲あり</text:p>
              </text:list-item>
              <text:list-item>
                <text:p text:style-name="P8">２日目、１２時ぐらいからか、曇ってくる。</text:p>
              </text:list-item>
            </text:list>
          </table:table-cell>
        </table:table-row>
        <table:table-row>
          <table:table-cell table:style-name="表6.A2" office:value-type="string">
            <text:p text:style-name="P5"/>
          </table:table-cell>
          <table:table-cell table:style-name="表6.A2" office:value-type="string">
            <text:p text:style-name="P14">やったこと</text:p>
          </table:table-cell>
          <table:table-cell table:style-name="表6.C2" office:value-type="string">
            <text:list xml:id="list2174607603355394465" text:style-name="L10">
              <text:list-item>
                <text:p text:style-name="P9">１日目</text:p>
                <text:list>
                  <text:list-item>
                    <text:p text:style-name="P9">片付け：ドラム缶。動物舎。扉を入って、左手の、大きな冷蔵庫。の横に建っている小屋。の中へ。</text:p>
                    <text:list>
                      <text:list-item>
                        <text:p text:style-name="P9">細めの角材を、先に地面に並べる。その上へ、ドラム缶、２つ。口を下に。</text:p>
                      </text:list-item>
                      <text:list-item>
                        <text:p text:style-name="P9">これらの缶の上に、風呂用の蓋と、底に敷く簀子を置く。缶の上に、先に、角材を並べる。缶自体を置いた時のように。</text:p>
                      </text:list-item>
                      <text:list-item>
                        <text:p text:style-name="P9">ドラム缶風呂を置いている構造物。その天面に並べている、簀子板。３枚か。これらは、ミネがよく寝ていた納屋に入れる。</text:p>
                      </text:list-item>
                    </text:list>
                  </text:list-item>
                  <text:list-item>
                    <text:p text:style-name="P9">薪運び。駐車場の、露天置きしてある、木の、切り出しの、塊たち。道路沿いの丸太たち、ではなく。</text:p>
                    <text:list>
                      <text:list-item>
                        <text:p text:style-name="P9">一画に向かって、右半分に、これらの木片が積んである。これらのうち、さらにその右半分を、建物敷地にある焚き火の一画。の、南側にある、他薪スペースへ、運ぶ。一輪車を使用。</text:p>
                      </text:list-item>
                    </text:list>
                  </text:list-item>
                  <text:list-item>
                    <text:p text:style-name="P9">草刈</text:p>
                    <text:list>
                      <text:list-item>
                        <text:p text:style-name="P9">駐車場、並びに、施設入口の扉の、向かって右側に位置する、道路に接している一画。</text:p>
                      </text:list-item>
                      <text:list-item>
                        <text:p text:style-name="P9">駐車場</text:p>
                        <text:list>
                          <text:list-item>
                            <text:p text:style-name="P9">道路沿いに置いてある丸太たち。その周囲。前回、機械の草刈り機を入れている。が、残りがある。丸太の際など、機械では手を入れにくい箇所。草刈りバサミを使用。</text:p>
                          </text:list-item>
                          <text:list-item>
                            <text:p text:style-name="P9">前述の、木片たちを置いている一画。その周<text:soft-page-break/>囲。「ジュズダマ」という名前だったか、丈の高い草が生えている。これらを、刈る。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</table:table-row>
        <table:table-row>
          <table:table-cell table:style-name="表6.A2" office:value-type="string">
            <text:p text:style-name="P5"/>
          </table:table-cell>
          <table:table-cell table:style-name="表6.A2" office:value-type="string">
            <text:p text:style-name="P14">思ったこと</text:p>
          </table:table-cell>
          <table:table-cell table:style-name="表6.C2" office:value-type="string">
            <text:list xml:id="list4945105679935470066" text:style-name="L11">
              <text:list-item>
                <text:p text:style-name="P10"/>
              </text:list-item>
            </text:list>
          </table:table-cell>
        </table:table-row>
        <table:table-row>
          <table:table-cell table:style-name="表6.A2" office:value-type="string">
            <text:p text:style-name="P5"/>
          </table:table-cell>
          <table:table-cell table:style-name="表6.A2" office:value-type="string">
            <text:p text:style-name="P14">人</text:p>
          </table:table-cell>
          <table:table-cell table:style-name="表6.C2" office:value-type="string">
            <text:list xml:id="list6055549831055548326" text:style-name="L12">
              <text:list-item>
                <text:p text:style-name="P11">ヤノ氏。大学に籍を置いている。２年生か。鷺沼に居住。郵便局の、先。野川町。</text:p>
                <text:list>
                  <text:list-item>
                    <text:p text:style-name="P11">小学生の時から、ペガススに来ている。１０年ぐらい。</text:p>
                  </text:list-item>
                  <text:list-item>
                    <text:p text:style-name="P11">１日目の夜、五右衛門風呂を焚いていた。</text:p>
                  </text:list-item>
                  <text:list-item>
                    <text:p text:style-name="P11">この五右衛門は、私も、氏が入ったあと、使わせてまらった。</text:p>
                  </text:list-item>
                </text:list>
              </text:list-item>
            </text:list>
          </table:table-cell>
        </table:table-row>
        <table:table-row>
          <table:table-cell table:style-name="表6.A2" office:value-type="string">
            <text:p text:style-name="P5"/>
          </table:table-cell>
          <table:table-cell table:style-name="表6.A2" office:value-type="string">
            <text:p text:style-name="P14">その他</text:p>
          </table:table-cell>
          <table:table-cell table:style-name="表6.C2" office:value-type="string">
            <text:list xml:id="list2294079657732552794" text:style-name="L13">
              <text:list-item>
                <text:p text:style-name="P12">初日の夜、若者たちは、温泉施設へ行った。山北駅のすぐ隣に建っている建物。の中に入っているとのこと</text:p>
                <text:list>
                  <text:list-item>
                    <text:p text:style-name="P12">たしかに、ペガススからの帰り、山北駅のホームを歩いていると、目の前に、その建物がある。</text:p>
                  </text:list-item>
                  <text:list-item>
                    <text:p text:style-name="P12">そして、温泉の案内をしている掲示が、たしか、建物の窓に、掲げられていた。</text:p>
                  </text:list-item>
                </text:list>
              </text:list-item>
              <text:list-item>
                <text:p text:style-name="P12">この一団は、当初は、１４～５名、という人数で、予約を入れていた、とのこと。蛇口さんによると。それが、直前になってからか、７～８名に減った、とのこと。</text:p>
              </text:list-item>
              <text:list-item>
                <text:p text:style-name="P12">焚き火の一画。燃え残りがちらほらする地面の周辺の地面から、植物の双葉が、生えている。３本。</text:p>
                <text:list>
                  <text:list-item>
                    <text:p text:style-name="P12">これらを、移植した。浄水槽を埋めてあるスペースの、土手側の、端。</text:p>
                  </text:list-item>
                </text:list>
              </text:list-item>
              <text:list-item>
                <text:p text:style-name="P12">蜂の巣を、新たに発見。</text:p>
                <text:list>
                  <text:list-item>
                    <text:p text:style-name="P12">台所スペースの、屋根。その、南側の端。垂木に、蜂の巣の模様に似た、板切れのようなものが、付け足されている。</text:p>
                  </text:list-item>
                  <text:list-item>
                    <text:p text:style-name="P12">垂木自体には、ハチが５～６匹、群がっている。飛び立っていくもの、飛来するもの、数匹。</text:p>
                  </text:list-item>
                  <text:list-item>
                    <text:p text:style-name="P12">蛇口さんが、初めて購入した、新種のスプレーを１本、使用。私は、後方で、従来品を２本、構える。</text:p>
                  </text:list-item>
                  <text:list-item>
                    <text:p text:style-name="P12">噴射は、前後２回。霧が垂木の辺りを覆うも、その中を、蜂が１～２匹、飛び進んでいる。製品の効能書きには、速効性が謳われている。</text:p>
                  </text:list-item>
                </text:list>
              </text:list-item>
              <text:list-item>
                <text:p text:style-name="P12">下山の道。路上に、小動物が横たわっている。通り過ぎ、「見てみようか？」と蛇口さんが提案。私は同意。車を止め、２人とも、降りる。</text:p>
                <text:list>
                  <text:list-item>
                    <text:p text:style-name="P12">その動物は、ハクビシン。蛇口さんによると。</text:p>
                  </text:list-item>
                  <text:list-item>
                    <text:p text:style-name="P12"><text:soft-page-break/>仰向け。脇腹に、小さめの穴が開いている。その傍らに、路上、てかてか光る、ひょろながい物体が、横たわっている。腸ではないか、とのこと。蛇口さんによると。</text:p>
                  </text:list-item>
                  <text:list-item>
                    <text:p text:style-name="P12">臭い、あり。ハエがたかっている。スズメバチか、１匹、確認。肉を食べているらしい。</text:p>
                  </text:list-item>
                </text:list>
              </text:list-item>
            </text:list>
          </table:table-cell>
        </table:table-row>
      </table:table>
      <text:p text:style-name="P4"/>
      <text:p text:style-name="Horizontal_20_Line"/>
      <text:p text:style-name="P2"/>
      <text:p text:style-name="P3">[/ <text:span text:style-name="T3">20190925_103528</text:span>]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9-25T10:36:26.69</meta:creation-date>
    <meta:document-statistic meta:table-count="1" meta:image-count="0" meta:object-count="0" meta:page-count="3" meta:paragraph-count="48" meta:word-count="1470" meta:character-count="1556"/>
    <dc:date>2019-09-25T10:37:24.98</dc:date>
    <dc:creator>iwabuchi ken</dc:creator>
    <meta:editing-duration>PT58S</meta:editing-duration>
    <meta:editing-cycles>1</meta:editing-cycles>
    <meta:generator>OpenOffice/4.1.3$Win32 OpenOffice.org_project/413m1$Build-9783</meta:generator>
  </office:meta>
</office:document-meta>
</file>